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f5920" officeooo:paragraph-rsid="001f5920"/>
    </style:style>
    <style:style style:name="P2" style:family="paragraph" style:parent-style-name="Heading_20_1">
      <style:text-properties officeooo:rsid="0020d9d7" officeooo:paragraph-rsid="0020d9d7"/>
    </style:style>
    <style:style style:name="P3" style:family="paragraph" style:parent-style-name="Text_20_body" style:list-style-name="L1">
      <style:text-properties officeooo:paragraph-rsid="00237b7d"/>
    </style:style>
    <style:style style:name="P4" style:family="paragraph" style:parent-style-name="Text_20_body" style:list-style-name="L1">
      <style:text-properties officeooo:rsid="00237b7d" officeooo:paragraph-rsid="00237b7d"/>
    </style:style>
    <style:style style:name="P5" style:family="paragraph" style:parent-style-name="Text_20_body" style:list-style-name="L1">
      <style:text-properties officeooo:rsid="0024c58b" officeooo:paragraph-rsid="0024c58b"/>
    </style:style>
    <style:style style:name="P6" style:family="paragraph" style:parent-style-name="Text_20_body" style:list-style-name="L1">
      <style:text-properties officeooo:rsid="0026497d" officeooo:paragraph-rsid="0026497d"/>
    </style:style>
    <style:style style:name="P7" style:family="paragraph" style:parent-style-name="Text_20_body" style:list-style-name="L2">
      <style:text-properties officeooo:rsid="0026da4b" officeooo:paragraph-rsid="0026da4b"/>
    </style:style>
    <style:style style:name="P8" style:family="paragraph" style:parent-style-name="Text_20_body" style:list-style-name="L1">
      <style:text-properties officeooo:rsid="0026da4b" officeooo:paragraph-rsid="0026da4b"/>
    </style:style>
    <style:style style:name="T1" style:family="text">
      <style:text-properties officeooo:rsid="00237b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ymagania funkcjonalne</text:h>
      <text:list xml:id="list736215633" text:style-name="L1">
        <text:list-item>
          <text:p text:style-name="P4">Panel prowadzącego</text:p>
          <text:list>
            <text:list-item>
              <text:p text:style-name="P3"><text:span text:style-name="T1">Możliwość utworzenia ćwiczeń podając ich rozpoczęcie, zakończenie, nazwę, kierunek, semestr oraz rodzaj studiów. Dodatkowo prowadzący ma mieć możliwość utworzyć zadania oraz odpowiadające im oceny w przypadku ich ukończenia.</text:span></text:p>
            </text:list-item>
            <text:list-item>
              <text:p text:style-name="P6">Możliwość ocenienia danego ćwiczenia i konkretnego stanowiska, gdzie może być X studentów</text:p>
            </text:list-item>
            <text:list-item>
              <text:p text:style-name="P6">Możliwość generowania raportu CSV z wykonanego ćwiczenia</text:p>
            </text:list-item>
            <text:list-item>
              <text:p text:style-name="P6">Możliwość ustawienia zabezpieczenia dostępu do aplikacji, zmiany miejsca odkładania plików CSV oraz ustawień kolorów</text:p>
            </text:list-item>
          </text:list>
        </text:list-item>
        <text:list-item>
          <text:p text:style-name="P5">Panel studenta</text:p>
          <text:list>
            <text:list-item>
              <text:p text:style-name="P5">Możliwość dodania siebie do odpowiedniego ćwiczenia i odpowiedniego stanowiska na którym pracuje</text:p>
            </text:list-item>
            <text:list-item>
              <text:p text:style-name="P8">Możliwość ocenienia zadania</text:p>
            </text:list-item>
          </text:list>
        </text:list-item>
        <text:list-item>
          <text:p text:style-name="P8">Całą aplikację można zabezpieczyć. Każda operacja wtedy wymaga autoryzacji poprzez PIN, Hasło, biometrykę.</text:p>
        </text:list-item>
      </text:list>
      <text:h text:style-name="P2" text:outline-level="1">Wymagania niefunkcjonalne</text:h>
      <text:list xml:id="list2979331992" text:style-name="L2">
        <text:list-item>
          <text:p text:style-name="P7">Aplikacja działa od kontrolą systemu Android w wersji minimum 8.0 (API 26).</text:p>
        </text:list-item>
        <text:list-item>
          <text:p text:style-name="P7">Aplikacja przechowuje wszystkie dane w lokalnej bazie SQLite.</text:p>
        </text:list-item>
        <text:list-item>
          <text:p text:style-name="P7">Plik CSV jest w standardowym formaci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8T21:05:14.988000000</meta:creation-date>
    <dc:date>2020-09-13T13:56:54.265000000</dc:date>
    <meta:editing-duration>PT31M59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4" meta:word-count="135" meta:character-count="990" meta:non-whitespace-character-count="881"/>
  </office:meta>
</office:document-meta>
</file>